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ize="10pt" officeooo:paragraph-rsid="00074866" style:font-size-asian="10pt" style:font-size-complex="10pt"/>
    </style:style>
    <style:style style:name="P2" style:family="paragraph" style:parent-style-name="Standard">
      <style:paragraph-properties fo:text-align="justify" style:justify-single-word="false"/>
      <style:text-properties fo:font-size="10pt" officeooo:paragraph-rsid="00093726" style:font-size-asian="10pt" style:font-size-complex="10pt"/>
    </style:style>
    <style:style style:name="P3" style:family="paragraph" style:parent-style-name="Standard">
      <style:paragraph-properties fo:text-align="justify" style:justify-single-word="false"/>
      <style:text-properties fo:font-size="10pt" officeooo:paragraph-rsid="0009db58"/>
    </style:style>
    <style:style style:name="P4" style:family="paragraph" style:parent-style-name="Standard">
      <style:paragraph-properties fo:text-align="justify" style:justify-single-word="false"/>
      <style:text-properties fo:font-size="10pt" fo:font-weight="bold" officeooo:paragraph-rsid="00093726" style:font-weight-asian="bold" style:font-weight-complex="bold"/>
    </style:style>
    <style:style style:name="T1" style:family="text">
      <style:text-properties officeooo:rsid="00074866"/>
    </style:style>
    <style:style style:name="T2" style:family="text">
      <style:text-properties fo:font-weight="bold" officeooo:rsid="00074866" style:font-weight-asian="bold" style:font-weight-complex="bold"/>
    </style:style>
    <style:style style:name="T3" style:family="text">
      <style:text-properties fo:font-weight="bold" officeooo:rsid="000c5d6f" style:font-weight-asian="bold" style:font-weight-complex="bold"/>
    </style:style>
    <style:style style:name="T4" style:family="text">
      <style:text-properties fo:font-weight="bold" officeooo:rsid="00093726" style:font-size-asian="10pt" style:font-weight-asian="bold" style:font-size-complex="10pt" style:font-weight-complex="bold"/>
    </style:style>
    <style:style style:name="T5" style:family="text">
      <style:text-properties fo:font-weight="normal" officeooo:rsid="00093726" style:font-weight-asian="normal" style:font-weight-complex="normal"/>
    </style:style>
    <style:style style:name="T6" style:family="text">
      <style:text-properties fo:font-weight="normal" officeooo:rsid="00093726" style:font-size-asian="10pt" style:font-weight-asian="normal" style:font-size-complex="10pt" style:font-weight-complex="normal"/>
    </style:style>
    <style:style style:name="T7" style:family="text">
      <style:text-properties officeooo:rsid="00093726" style:font-size-asian="10pt" style:font-size-complex="10pt"/>
    </style:style>
    <style:style style:name="T8" style:family="text">
      <style:text-properties officeooo:rsid="0009db58" style:font-size-asian="10pt" style:font-size-complex="10pt"/>
    </style:style>
    <style:style style:name="T9" style:family="text">
      <style:text-properties officeooo:rsid="00074866" style:font-size-asian="10pt" style:font-size-complex="10pt"/>
    </style:style>
    <style:style style:name="T10" style:family="text">
      <style:text-properties style:font-name="Liberation Serif" fo:font-weight="normal" style:font-size-asian="10pt" style:font-weight-asian="normal" style:font-size-complex="10pt" style:font-weight-complex="normal"/>
    </style:style>
    <style:style style:name="T11" style:family="text">
      <style:text-properties style:font-name="Liberation Serif" fo:font-weight="normal" officeooo:rsid="00093726" style:font-size-asian="10pt" style:font-weight-asian="normal" style:font-size-complex="10pt" style:font-weight-complex="normal"/>
    </style:style>
    <style:style style:name="T12" style:family="text">
      <style:text-properties style:font-name="Liberation Serif" officeooo:rsid="00093726" style:font-size-asian="10pt" style:font-size-complex="10pt"/>
    </style:style>
    <style:style style:name="T13" style:family="text">
      <style:text-properties officeooo:rsid="000abfcf"/>
    </style:style>
    <style:style style:name="T14" style:family="text">
      <style:text-properties officeooo:rsid="000c5d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EAP MANAGEMENT</text:span></text:p>
      <text:p text:style-name="P1"><text:span text:style-name="T1"/></text:p>
      <text:p text:style-name="P3"><text:span text:style-name="T7">Heap is a virtually continuous portion of the process's address space </text:span><text:span text:style-name="T8">and is e</text:span><text:span text:style-name="T9">ntirely Software managed. </text:span><text:span text:style-name="T7">. It usually contains a starting point, limit mentioned by the system and an end point called the </text:span><text:span text:style-name="T4">break</text:span><text:span text:style-name="T6">. T</text:span><text:span text:style-name="T11">he break marks the end of the mapped </text:span><text:span text:style-name="T10">memory space, that is, the part of the virtual ad</text:span><text:span text:style-name="T11">d</text:span><text:span text:style-name="T10">ress space that has </text:span><text:span text:style-name="T11">correspondence</text:span><text:span text:style-name="T10"> into real memory</text:span></text:p>
      <text:p text:style-name="P4"><text:span text:style-name="T12">brk – </text:span><text:span text:style-name="T11">Places the break point at a given address. Returns 0 if successful, -1 otherwise. </text:span></text:p>
      <text:p text:style-name="P4"><text:span text:style-name="T12">Sbrk – </text:span><text:span text:style-name="T11">Move the break by given increment. If increment is 0, returns the current break point's location.</text:span></text:p>
      <text:p text:style-name="P2"><text:span text:style-name="T5"/></text:p>
      <text:p text:style-name="P1"><text:span text:style-name="T2">Linked list</text:span><text:span text:style-name="T1"> of free nodes. Always keeps the address of 1st free node.</text:span></text:p>
      <text:p text:style-name="P1"><text:span text:style-name="T1">In the 1st 8 to 4 bytes, keeps track of how big that node is, pointer to the next free node. This has to be done generically. They don't do any error checking in-order to be very fast. </text:span></text:p>
      <text:p text:style-name="P1"><text:span text:style-name="T1"></text:span></text:p>
      <text:p text:style-name="P1"><text:span text:style-name="T1">NAIVE IMPLEMENTATION</text:span></text:p>
      <text:p text:style-name="P1"><text:span text:style-name="T1">---------------------</text:span></text:p>
      <text:p text:style-name="P1"><text:span text:style-name="T1">SETUP:</text:span></text:p>
      <text:p text:style-name="P1"><text:span text:style-name="T1"><text:tab/>It is started a big free blob of memory. The 1st 4 bytes which is the header, has NULL inside it. It means, there is no node following this one. It also has information about how big the size is. </text:span></text:p>
      <text:p text:style-name="P1"><text:span text:style-name="T1"></text:span></text:p>
      <text:p text:style-name="P1"><text:span text:style-name="T1">MALLOC:</text:span></text:p>
      <text:p text:style-name="P1"><text:span text:style-name="T1"><text:tab/>A very naive implementation of heap management consists of viewing the entire heap as a singly linked list of blocks. Each block has a </text:span><text:span text:style-name="T2">header</text:span><text:span text:style-name="T1"> which contains </text:span><text:span text:style-name="T2">meta-data</text:span><text:span text:style-name="T1"> about the data block. The typical contents of the meta-data are</text:span></text:p>
      <text:p text:style-name="P1"><text:span text:style-name="T1"><text:tab/>1. </text:span><text:span text:style-name="T2">Size of the block</text:span></text:p>
      <text:p text:style-name="P1"><text:span text:style-name="T1"><text:tab/>2. </text:span><text:span text:style-name="T2">Free or not</text:span></text:p>
      <text:p text:style-name="P1"><text:span text:style-name="T1"><text:tab/>3. </text:span><text:span text:style-name="T2">Pointer to the next block in the linked list</text:span></text:p>
      <text:p text:style-name="P1"><text:span text:style-name="T1"></text:span></text:p>
      <text:p text:style-name="P1"><text:span text:style-name="T1"><text:tab/>Whenever a request is made, this master linked list is traversed, and a first available block is chosen. This block is<text:tab/>marked as NOT free. To avoid fragmentation, if the size of the block is much greater than the requested block, then the block is split into two blocks. One block whose size is the size of the header + requested size and other, whose size is the remaining </text:span><text:span text:style-name="T13">s</text:span><text:span text:style-name="T1">ize. The next block is marked as free</text:span></text:p>
      <text:p text:style-name="P1"><text:span text:style-name="T1"></text:span></text:p>
      <text:p text:style-name="P1"><text:span text:style-name="T1">SCANNING FOR FREE BLOCKS:</text:span></text:p>
      <text:p text:style-name="P1"><text:span text:style-name="T1">1. FIRST FIT</text:span></text:p>
      <text:p text:style-name="P1"><text:span text:style-name="T1"><text:tab/>Overlay a LinkedList of blobs. It will use the 1st 4 bytes of unused blobs, to store the address of the next free blob. It can also have a circular linked list. <text:s/></text:span></text:p>
      <text:p text:style-name="P1"><text:span text:style-name="T1"><text:tab/><text:tab/></text:span></text:p>
      <text:p text:style-name="P1"><text:span text:style-name="T1">2. BEST FIT</text:span></text:p>
      <text:p text:style-name="P1"><text:span text:style-name="T1"><text:tab/>Scan the entire LL so that, as little as extra memory is avaliable in the free nodes.</text:span></text:p>
      <text:p text:style-name="P1"><text:span text:style-name="T1"><text:tab/><text:tab/></text:span></text:p>
      <text:p text:style-name="P1"><text:span text:style-name="T1">3. WORST FIT</text:span></text:p>
      <text:p text:style-name="P1"><text:span text:style-name="T1"/></text:p>
      <text:p text:style-name="P1"><text:span text:style-name="T1">4. Optimisation</text:span></text:p>
      <text:p text:style-name="P1"><text:span text:style-name="T1"><text:tab/>They remember the last place where the served for the previous request. So the next search can start from this place and thus saving time. </text:span></text:p>
      <text:p text:style-name="P1"><text:span text:style-name="T1"></text:span></text:p>
      <text:p text:style-name="P1"><text:span text:style-name="T1"></text:span></text:p>
      <text:p text:style-name="P1"><text:span text:style-name="T1">FREE:</text:span></text:p>
      <text:p text:style-name="P1"><text:span text:style-name="T1">NAIVE FREE:</text:span></text:p>
      <text:p text:style-name="P1"><text:span text:style-name="T1"><text:tab/>The major problem with malloc is fragmentation. A very naive free, just turns on the free bit. When we do a free, none of the contents are changed. Only the 1st 4 bytes are actually modified and they are added in the linked list. It would not go and clear the information. It could, but is a time consuming operation. In theory it can be 1MB. So a waste of time.</text:span></text:p>
      <text:p text:style-name="P1"><text:span text:style-name="T1"/></text:p>
      <text:p text:style-name="P1"><text:span text:style-name="T1">INTELLIGENT FREE</text:span></text:p>
      <text:p text:style-name="P1"><text:span text:style-name="T1"><text:tab/>If the pointer is valid:</text:span></text:p>
      <text:p text:style-name="P1"><text:span text:style-name="T1"><text:tab/><text:tab/>– we get the block address</text:span></text:p>
      <text:p text:style-name="P1"><text:span text:style-name="T1"><text:tab/><text:tab/>– we mark it free</text:span></text:p>
      <text:p text:style-name="P1"><text:span text:style-name="T1"><text:tab/><text:tab/>– if the previous exists and is free, we step backward in the block list and fusion the two blocks.</text:span></text:p>
      <text:p text:style-name="P1"><text:span text:style-name="T1"><text:tab/><text:tab/>– we also try fusion with then next block</text:span></text:p>
      <text:p text:style-name="P1"><text:span text:style-name="T1"><text:tab/><text:tab/>– if we’re the last block we release memory.</text:span></text:p>
      <text:p text:style-name="P1"><text:soft-page-break/><text:span text:style-name="T1"><text:tab/><text:tab/>– if there’s no more block, we go back the original state (set base to NULL)</text:span></text:p>
      <text:p text:style-name="P1"><text:span text:style-name="T1"></text:span></text:p>
      <text:p text:style-name="P1"><text:span text:style-name="T1"><text:tab/>If the pointer is not valid, we silently do nothing.</text:span></text:p>
      <text:p text:style-name="P1"><text:span text:style-name="T1"></text:span></text:p>
      <text:p text:style-name="P1"><text:span text:style-name="T1">REALLOC:</text:span></text:p>
      <text:p text:style-name="P1"><text:span text:style-name="T1">NAIVE REALLOC</text:span></text:p>
      <text:p text:style-name="P1"><text:span text:style-name="T1"><text:tab/>A very naive realloc contains</text:span></text:p>
      <text:p text:style-name="P1"><text:span text:style-name="T1"><text:tab/><text:tab/>1. Allocate a new block of the given size using malloc</text:span></text:p>
      <text:p text:style-name="P1"><text:span text:style-name="T1"><text:tab/><text:tab/>2. Copy the data from old to new block</text:span></text:p>
      <text:p text:style-name="P1"><text:span text:style-name="T1"><text:tab/><text:tab/>3. Free the old block</text:span></text:p>
      <text:p text:style-name="P1"><text:span text:style-name="T1"><text:tab/><text:tab/>4. Return the new pointer</text:span></text:p>
      <text:p text:style-name="P1"><text:span text:style-name="T1">INTELLIGENT REALLOC</text:span></text:p>
      <text:p text:style-name="P1"><text:span text:style-name="T1"><text:tab/><text:tab/>1. If the size doesnt change or the extra available size is sufficient, we do nothing.</text:span></text:p>
      <text:p text:style-name="P1"><text:span text:style-name="T1"><text:tab/><text:tab/>2. If the next block is free and has enough space, we fusion it with the current block and split it if necessary</text:span></text:p>
      <text:p text:style-name="P1"><text:span text:style-name="T1"></text:span></text:p>
      <text:p text:style-name="P1"><text:span text:style-name="T1"></text:span></text:p>
      <text:p text:style-name="P1"><text:span text:style-name="T1">BETTER IMPLEMENTATION</text:span></text:p>
      <text:p text:style-name="P1"><text:span text:style-name="T1"><text:tab/>The haap can be managed better by having </text:span><text:span text:style-name="T2">several linked lists</text:span><text:span text:style-name="T1">. One for the normal allocated linked list. There can be other separate linked lists. One for size in range 0 to 64, other for size in range 64 to 256... like that. Thus, after aligning the input size with the size of the header, the apropriate list is only searched. Eg, if the size is 20, then the list containing free blocks of size 64 is searched and a block is allocated from there. When a corresponding block is freed, it is added to the head of such a list. Thus insertion operation is O(1) Some implementation, will just remember the free calls and will not only commit to the heap during the next malloc call since it could save a lot of time. </text:span></text:p>
      <text:p text:style-name="P1"><text:span text:style-name="T1"></text:span></text:p>
      <text:p text:style-name="P1"><text:span text:style-name="T1">PROBLEM WITH FREE</text:span></text:p>
      <text:p text:style-name="P1"><text:span text:style-name="T1"><text:tab/>1. </text:span><text:span text:style-name="T2">Free does not check</text:span><text:span text:style-name="T1"> if it is a valid malloc'd memory</text:span></text:p>
      <text:p text:style-name="P1"><text:span text:style-name="T1"><text:tab/>When a pointer is passed to realloc or free, it assumes it is a legitimately assigned memory and blindly backs up 4 bytes and thinks this is header. </text:span></text:p>
      <text:p text:style-name="P1"><text:span text:style-name="T1"><text:tab/>If the code is</text:span></text:p>
      <text:p text:style-name="P1"><text:span text:style-name="T1"><text:tab/>int main(){</text:span></text:p>
      <text:p text:style-name="P1"><text:span text:style-name="T1"><text:tab/><text:tab/>int arr[100];</text:span></text:p>
      <text:p text:style-name="P1"><text:span text:style-name="T1"><text:tab/><text:tab/>free(arr);</text:span></text:p>
      <text:p text:style-name="P1"><text:span text:style-name="T1"><text:tab/>}</text:span></text:p>
      <text:p text:style-name="P1"><text:span text:style-name="T1"><text:tab/>Free will take the base address of this arr array, back up 4 bytes and try to incorporate this into heap. </text:span></text:p>
      <text:p text:style-name="P1"><text:span text:style-name="T1"><text:tab/></text:span></text:p>
      <text:p text:style-name="P1"><text:span text:style-name="T1"></text:span></text:p>
      <text:p text:style-name="P1"><text:span text:style-name="T1">HEAP COMPACTION:</text:span></text:p>
      <text:p text:style-name="P1"><text:span text:style-name="T1"><text:tab/>1. Can we re-arrange the free bytes to avoid fragmentation?</text:span></text:p>
      <text:p text:style-name="P1"><text:span text:style-name="T1"><text:tab/><text:tab/> Compacting the heap. Wat remains is now assumed to free. But there is a problem here. The moved changes are not reflected to the client. The client is still pointing to the old place. This is problematic implementations. MAC did compacting heap.</text:span></text:p>
      <text:p text:style-name="P1"><text:span text:style-name="T1"><text:tab/>They </text:span><text:span text:style-name="T2">clip of some part</text:span><text:span text:style-name="T1"> of the heap. The larger portion is used in a traditional way by the heap manager. </text:span><text:span text:style-name="T2">The top small portion is managed as handlers</text:span><text:span text:style-name="T1">. They hand out </text:span><text:span text:style-name="T2">handles</text:span><text:span text:style-name="T1">, which are not single pointers to data, but </text:span><text:span text:style-name="T3">double pointers</text:span><text:span text:style-name="T1">. Instead of handing out pointers, they hand out double pointers and maintain a list of single pointers. If we ask 80 bytes via handles as opposed to a pointer, it could maintain a table of master pointers and hand out the address of that to the client. The client is now two hops away from the data. But the, advantage is that the table is owned by the <text:tab/>heap manager. </text:span></text:p>
      <text:p text:style-name="P1"><text:span text:style-name="T1"></text:span></text:p>
      <text:p text:style-name="P1"><text:span text:style-name="T1"><text:tab/>void **handle = newHandle(40);</text:span></text:p>
      <text:p text:style-name="P1"><text:span text:style-name="T1"><text:tab/><text:tab/>We can put a handle lock and say the OS do not change the handles in the table.</text:span></text:p>
      <text:p text:style-name="P1"><text:span text:style-name="T1"><text:tab/><text:tab/>When done, we call handle unlock. </text:span></text:p>
      <text:p text:style-name="P1"><text:span text:style-name="T1"/></text:p>
      <text:p text:style-name="P1"><text:span text:style-name="T1">If we over-write the array, then it might go and write into the next allocation's header. </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id1989 </meta:initial-creator>
    <meta:creation-date>2014-01-19T18:53:14</meta:creation-date>
    <dc:date>2014-01-19T19:09:16</dc:date>
    <dc:creator>chid1989 </dc:creator>
    <meta:editing-duration>PT8M37S</meta:editing-duration>
    <meta:editing-cycles>7</meta:editing-cycles>
    <meta:generator>LibreOffice/4.0.2.2$Linux_X86_64 LibreOffice_project/400m0$Build-2</meta:generator>
    <meta:document-statistic meta:table-count="0" meta:image-count="0" meta:object-count="0" meta:page-count="2" meta:paragraph-count="81" meta:word-count="1066" meta:character-count="5853" meta:non-whitespace-character-count="4665"/>
  </office:meta>
</office:document-meta>
</file>